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9c9f5" officeooo:paragraph-rsid="0009c9f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89fc" officeooo:paragraph-rsid="000d89fc" style:font-weight-asian="bold" style:font-weight-complex="bold"/>
    </style:style>
    <style:style style:name="P4" style:family="paragraph" style:parent-style-name="Standard">
      <style:text-properties fo:font-weight="bold" officeooo:rsid="000d89fc" officeooo:paragraph-rsid="000d89fc" style:font-weight-asian="bold" style:font-weight-complex="bold"/>
    </style:style>
    <style:style style:name="P5" style:family="paragraph" style:parent-style-name="Standard">
      <style:text-properties style:text-position="sub 58%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rsid="0009c9f5" officeooo:paragraph-rsid="0009c9f5" style:font-weight-asian="normal" style:font-weight-complex="normal"/>
    </style:style>
    <style:style style:name="P8" style:family="paragraph" style:parent-style-name="Standard">
      <style:text-properties fo:font-weight="normal" officeooo:rsid="000d89fc" officeooo:paragraph-rsid="000d89fc" style:font-weight-asian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d89fc" officeooo:paragraph-rsid="000f1511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d89fc" officeooo:paragraph-rsid="000d89fc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0d89fc" officeooo:paragraph-rsid="000d89fc" style:font-weight-asian="normal" style:font-weight-complex="normal"/>
    </style:style>
    <style:style style:name="P13" style:family="paragraph" style:parent-style-name="Standard" style:list-style-name="L1">
      <style:text-properties fo:font-weight="normal" officeooo:paragraph-rsid="000d89fc" style:font-weight-asian="normal" style:font-weight-complex="normal"/>
    </style:style>
    <style:style style:name="P14" style:family="paragraph" style:parent-style-name="Standard">
      <style:text-properties fo:font-weight="normal" officeooo:paragraph-rsid="00111e4d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officeooo:rsid="000d89fc"/>
    </style:style>
    <style:style style:name="T4" style:family="text">
      <style:text-properties officeooo:rsid="000e565d"/>
    </style:style>
    <style:style style:name="T5" style:family="text">
      <style:text-properties officeooo:rsid="00111e4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nk Layer</text:p>
      <text:p text:style-name="P1"/>
      <text:p text:style-name="P4">Services provided by the link layer</text:p>
      <text:list xml:id="list1127495737" text:style-name="L1">
        <text:list-item>
          <text:p text:style-name="P10"><text:a xlink:type="simple" xlink:href="../../../../Dropbox/Academic/Computer%20Networks/Error%20Detection%20and%20Correction.odt">Error detection and correction</text:a> - Important</text:p>
        </text:list-item>
        <text:list-item>
          <text:p text:style-name="P11"><text:a xlink:type="simple" xlink:href="../../../../Dropbox/Academic/Computer%20Networks/Link%20Access.odt">Link access</text:a> - Important</text:p>
        </text:list-item>
        <text:list-item>
          <text:p text:style-name="P11">Framing</text:p>
        </text:list-item>
        <text:list-item>
          <text:p text:style-name="P13"><text:span text:style-name="T3">Reli</text:span><text:span text:style-name="T4">a</text:span><text:span text:style-name="T3">ble deliv</text:span><text:span text:style-name="T4">e</text:span><text:span text:style-name="T3">ry</text:span></text:p>
        </text:list-item>
        <text:list-item>
          <text:p text:style-name="P11">Flow control</text:p>
        </text:list-item>
      </text:list>
      <text:p text:style-name="P8"/>
      <text:p text:style-name="P4">Adapters</text:p>
      <text:list xml:id="list778505394" text:style-name="L2">
        <text:list-item>
          <text:p text:style-name="P12">Link layer implementation</text:p>
        </text:list-item>
        <text:list-item>
          <text:p text:style-name="P12">Semi-autonomous unit</text:p>
        </text:list-item>
      </text:list>
      <text:p text:style-name="P8"/>
      <text:p text:style-name="P8"/>
      <text:p text:style-name="P6"/>
      <text:p text:style-name="P6"/>
      <text:p text:style-name="P14"><text:span text:style-name="T5">Token ring lan Utilization</text:span></text:p>
      <text:p text:style-name="P6">Maximum length of a frame in a token ring lan is dependent on the propagation delay</text:p>
      <text:p text:style-name="P6">The maximum length should be such that the time to transmit the packet should be lesser than the time it takes the first transmitted bit to reach the sender after a trip in the lan.</text:p>
      <text:p text:style-name="P6"/>
      <text:p text:style-name="P6">Utilization of the link = <draw:frame draw:style-name="fr1" draw:name="Object1" text:anchor-type="as-char" svg:width="2.3083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 text:c="29"/>= <draw:frame draw:style-name="fr1" draw:name="Object2" text:anchor-type="as-char" svg:width="5.1827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2">Baud</text:p>
      <text:p text:style-name="P7">Baud is a unit of transmission specifying the number of symbols or bits per seco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6$Linux_x86 LibreOffice_project/360m1$Build-2</meta:generator>
    <dc:date>2013-03-16T21:02:39</dc:date>
    <dc:creator>Kempa </dc:creator>
    <meta:editing-duration>PT5H46M9S</meta:editing-duration>
    <meta:editing-cycles>27</meta:editing-cycles>
    <meta:document-statistic meta:table-count="0" meta:image-count="0" meta:object-count="2" meta:page-count="1" meta:paragraph-count="17" meta:word-count="113" meta:character-count="641" meta:non-whitespace-character-count="519"/>
  </office:meta>
</office:document-meta>
</file>

<file path=Object 1/content.xml><?xml version="1.0" encoding="utf-8"?>
<math xmlns="http://www.w3.org/1998/Math/MathML">
  <semantics>
    <mrow>
      <mfrac>
        <mrow>
          <mi mathvariant="italic">Time</mi>
          <mi mathvariant="italic">spent</mi>
          <mi mathvariant="italic">transmitting</mi>
          <mi mathvariant="italic">the</mi>
          <mi mathvariant="italic">frame</mi>
        </mrow>
        <mrow>
          <mi mathvariant="italic">Total</mi>
          <mi mathvariant="italic">Time</mi>
          <mi mathvariant="italic">required</mi>
        </mrow>
      </mfrac>
    </mrow>
    <annotation encoding="StarMath 5.0">{Time spent transmitting the frame} over {Total Time required}
</annotation>
  </semantics>
</math>
</file>

<file path=Object 2/content.xml><?xml version="1.0" encoding="utf-8"?>
<math xmlns="http://www.w3.org/1998/Math/MathML">
  <semantics>
    <mrow>
      <mfrac>
        <mrow>
          <mi mathvariant="italic">Number</mi>
          <mi mathvariant="italic">of</mi>
          <mrow>
            <mi mathvariant="italic">stations</mi>
            <mo stretchy="false">∗</mo>
            <mi mathvariant="italic">Time</mi>
          </mrow>
          <mi mathvariant="italic">spent</mi>
          <mi mathvariant="italic">by</mi>
          <mi mathvariant="italic">each</mi>
          <mi mathvariant="italic">transmitting</mi>
          <mi mathvariant="italic">the</mi>
          <mi mathvariant="italic">frame</mi>
        </mrow>
        <mrow>
          <mi mathvariant="italic">Number</mi>
          <mi mathvariant="italic">of</mi>
          <mrow>
            <mi mathvariant="italic">stations</mi>
            <mo stretchy="false">∗</mo>
            <mi mathvariant="italic">Time</mi>
          </mrow>
          <mi mathvariant="italic">spent</mi>
          <mi mathvariant="italic">by</mi>
          <mi mathvariant="italic">each</mi>
          <mi mathvariant="italic">transmitting</mi>
          <mi mathvariant="italic">the</mi>
          <mrow>
            <mi mathvariant="italic">frame</mi>
            <mo stretchy="false">+</mo>
            <mi mathvariant="italic">Ring</mi>
          </mrow>
          <mi mathvariant="italic">latency</mi>
        </mrow>
      </mfrac>
    </mrow>
    <annotation encoding="StarMath 5.0">{Number of stations * Time spent by each transmitting the frame} over {Number of stations * Time spent by each transmitting the frame + Ring latency}</annotation>
  </semantics>
</math>
</file>